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ea13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698_1072782762"/>Por trás do "Êxodo de Mariel" nos anos 80<text:line-break/>"Êxodo de Mariel"<text:bookmark-end text:name="__RefHeading___Toc4698_1072782762"/></text:h>
      <text:p text:style-name="First_20_line_20_indent">Milhares de cubanos que se identificavam como homossexuais estavam entre as 120.000 pessoas que saíram da ilha em um período de dois meses do porto de Mariel com direção aos Estados Unidos. A mídia dos países imperialistas, cujas classes capitalistas estavam empenhadas na recolonização de Cuba, transmitiram uma visão anti-comunista sobre o que resultou a migração em Mariel.</text:p>
      <text:p text:style-name="First_20_line_20_indent">O fundador Sam Marcy do Partido Mundial dos Trabalhadores escreveu: “A influência revolucionária de Cuba estava no seu ápice nos anos 70, não apenas na América Latina, mas tambem na África, Ásia e até na Europa. Cuba fazia parte do surgimento de um movimento da classe trabalhadora mundial, se desenrolando principalmente nos países oprimidos. O imperialismo estadunidense estava na defensiva, principalmente após a sua derrota histórica no Vietnam e sua incapacidade de acabar ou dominar a Revolução Cubana". (Marcy)</text:p>
      <text:p text:style-name="First_20_line_20_indent">As mulheres e homens cubanos lutavam corajosamente junto com seus camaradas africanos para defender o povo da Angola, Nambibia e Etiópia contra o colonialismo e o imperialismo.</text:p>
      <text:p text:style-name="First_20_line_20_indent">O capital financeiro estadunidense tentou isolar e destruir a Revolução Cubana.</text:p>
      <text:p text:style-name="First_20_line_20_indent">Os bancos e corporações dos Estados Unidos ordenaram Washintgton a não reconhecer os direitos diplomáticos de Cuba. Os donos do complexo industrial militar ordenaram seus generais e almirantes a atacar a ilha usando várias armas, tanto de maneira secreta como de maneira explícita, incluindo o bloqueio econômico da ilha, que é um ato de guerra ilegal. O Pentágono recusou a retirada da base militar construída em Guantánamo. Atualmente, é um local onde os interrogadores incorporam humilhações contra os gays e trans, estupram e tentam desumanizar os detidos, parte de suas sádicas práticas de tortura contra homens e meninos muçulmanos.</text:p>
      <text:p text:style-name="First_20_line_20_indent">Além disso, 1980 foi o ano que Ronald Reagan venceu as eleições para a Casa Branca.</text:p>
      <text:p text:style-name="First_20_line_20_indent">Marcy concluiu: "Um período em que a mais intensa pressão econômica, política e diplomática foi posta contra Cuba. Como pano de fundo, sempre havia a ameçada de uma intervenção militar dos Estados Unidos, o que levava o governo de Cuba a gastar grandes quandiades de recursos na defesa militar".</text:p>
      <text:h text:style-name="Heading_20_2" text:outline-level="2">A CIA tinha como alvo os homossexuais cubanos</text:h>
      <text:p text:style-name="First_20_line_20_indent">Entre os anos de 1979 e 1984, antes e depois de Mariel, os estudantes Lourdes Arguelles e B. Ruby Rich entrevistaram migrantes cubanos nos Estados Unidos, Espanha, México e Porto Rico. Os dois pesquisadores também entrevistaram cubanos que escolheram ficar na ilha e fazerem parte da construção da sociedade socialista.</text:p>
      <text:p text:style-name="First_20_line_20_indent">Arguelles e Rich revelaram como o capital financeiro estadunidense usou a agência policial secreta da CIA para atingir politicamente a mesma população homossexual/transgênera, que já havia explorado anteriormente com fins lucrativos.</text:p>
      <text:p text:style-name="First_20_line_20_indent">Arguelles e Rich escreveram que "1979 foi um ano de incertezas". “Mesmo se as condições de vida estavam melhores em relação a qualquer outro período e em relação aos outros países do Caribe, havia sérios problemas". Eles salientaram que a economia sofria em razão do peso do bloqueio imposto pelos Estados Unidos e a suspeita dos surtos de epidemias biológicas destruíram a colheita das culturas comerciais. Isso forçou os cubanos a trabalharem mais e mais rápido com jornadas mais longas para poder aumentar a produtividade de um modo geral.</text:p>
      <text:p text:style-name="First_20_line_20_indent">Os Estados Unidos permitiam os cubanos que haviam emigrados nos anos iniciais da revolução a viajarem de volta para a ilha. Arguelles e Rich afirmaram: "As visitas dos 'primos estadunidenses' aumentaram o desejo de consumo e aumentou a eficácia da propaganda contrarevolucionária."</text:p>
      <text:p text:style-name="First_20_line_20_indent">“As lésbicas e os homens gays eram os mais vulneráveis", explicam. “A CIA teve como alvo a elite intelectual homossexual e trabalhou para persuadir seus membros a desertarem, prometendo generosas bolsas acadêmicas e contratos de publicações".</text:p>
      <text:p text:style-name="First_20_line_20_indent">Arguelles e Rich continuam, “Na expectativa que a ansiedade política fosse forçar as vítimas a pedirem asilo, a tática de chantagem com o maior custo/benefício também foi usada, principalmente contra os gays que não queriam sair da ilha. Carlos Alberto Montaner, um escritor anti-castro baseado em Madrid, por exemplo, publicou duas páginas inteiras com os nomes dos homossexuais que estavam em Cuba numa tentativa de difamá-los e encorajá-los a emigrar. Essa "assistência" cínica para sair do armário continua sendo uma arma valiosa contra gays e homens gays que conseguiram se integrar na revolução".</text:p>
      <text:p text:style-name="First_20_line_20_indent">Os dois pesquisadores acrescentam que "As visitas também também deram um contexto no qual os cubanos homens gays e lésbicas poderiam saber mais sobre o estilo de vida mais aberto próspero nos Estados Unidos como um benefício do capitalismo de consumo. Outras razões comuns para querer emigrar incluiam a falta de mobilidade profissional em uma econômia sub desenvolvida e, para os homens, um tradicional desejo de viajar e de se aventurar com um foco na emigração, já que os Estados Unidos e outras nações capitalistas recusavam o visto de turistos para os cubanos. Para alguns cubanos gays (principalmente para os homens), a emigração oferecia um aspecto no nível sexuam muito maior que em Cuba, que pensavam nunca ser possível".</text:p>
      <text:h text:style-name="Heading_20_2" text:outline-level="2">Exceção à regra podre</text:h>
      <text:p text:style-name="First_20_line_20_indent">O Imperialismo estadunidense demonstrava como sua legislação deveria, ou se ajoelhava a sua própria vontade aos objetivos gerais da classe capitalista, ou era obrigada a se ajoelhar.</text:p>
      <text:p text:style-name="First_20_line_20_indent">Depois que a Revolução Cubana acabou com as crescentes industrias sexuais e de cassino do capital financeiro dos Estados Unidos, que exploravam um número massivo de homossexuais, as autoridades da imigração dos Estados Unidos removeu a parte da Lei de Imigração e de Naturalização de 1952 que era usada para barrar e deportar os indivíduos considerados como "sexualmente desviados", mas apenas para os homossexuais cubanos.</text:p>
      <text:p text:style-name="First_20_line_20_indent">Washington atraia os cubanos a arriscarem suas próprias vidas no mar ao criar regras e quotas excepcionais de imigração que ignorava a migração legal aos Estados Unidos. Para qualquer cubano que chegava no solo estadunidense, a admissão era garantida, com benefícios.</text:p>
      <text:p text:style-name="First_20_line_20_indent">Cuban President Fidel Castro challenged Washington’s immigration manipulation and hypocrisy by opening the port at Mariel from April 21 to Sept. 28 in 1980, allowing any Cubans who wanted to leave to go to the U.S. Some 120,000 Cubans left, out of the country’s total population of 11 million.</text:p>
      <text:p text:style-name="P1">Até as estimativas de quantos homossexuais cubanos sairam de Mariel em 1980 demonstram uma manipulação política feita pelo governo dos Estados Unidos.</text:p>
      <text:p text:style-name="P1">Reportando para a publicação do jornal francês Paris Match, Nina Sutton citou uma "fonte não ficial do Departament ode Estado" dizendo que pelo menos 10.000 homossexuais tinham emigrados em Mariel. However, Julia Preston stated in the New York Village Voice dated Dec. 10-16, 1980, that “As many as 3,000 gay Cubans passed through refugee camps this summer. Now about 350 are left, almost all men, the others having been sponsored out mainly to gay communities throughout the country.”</text:p>
      <text:p text:style-name="First_20_line_20_indent">Gay Cubans were not welcomed into the homosexual-hating, right-wing-dominated Cuban émigré enclaves and anti-communist organizations.</text:p>
      <text:h text:style-name="Heading_20_2" text:outline-level="2">Under state duress</text:h>
      <text:p text:style-name="First_20_line_20_indent">At U.S. borders, all individual immigrants face tremendous pressure under interrogation from border police, immigration judges and officials and in detention centers.</text:p>
      <text:p text:style-name="First_20_line_20_indent">Arguelles and Rich explained in 1984 that “Cuban ‘refugee’ testimony and subsequent conversations with the newly arrived Cubans, for example, becomes the main source for evaluation of Cuban gay life, despite knowledge of the pressures on émigrés to testify to political persecution in their country of origin in order to attain the legal and economic advantages of refugee status in their new country.”</text:p>
      <text:p text:style-name="First_20_line_20_indent">Arguelles and Rich stated, “The success of this interpretation has served anti-Cuban interests, most notably the American state, rather well. First, credibility of the story has neutralized badly needed support for the Cuban revolution among its natural allies (North American progressive lobbies) and legitimated the presence in traditionally liberal circles of some of the more reactionary elements within the Cuban émigré population.”</text:p>
      <text:p text:style-name="First_20_line_20_inden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r trás do 'Êxodo de Mariel' nos anos 80 </dc:title>
    <dc:date>2023-04-18T14:06:44.161031653</dc:date>
    <dc:creator>Daniel Garcia</dc:creator>
    <meta:editing-duration>P0D</meta:editing-duration>
    <meta:editing-cycles>1</meta:editing-cycles>
    <meta:document-statistic meta:table-count="0" meta:image-count="0" meta:object-count="0" meta:paragraph-count="28" meta:word-count="1161" meta:character-count="7497" meta:non-whitespace-character-count="6357"/>
    <meta:generator>LibreOffice/7.5.1.2$Linux_X86_64 LibreOffice_project/50$Build-2</meta:generator>
    <meta:template xlink:type="simple" xlink:actuate="onRequest" xlink:title="" xlink:href="../cubabook.odm" meta:date="2023-04-18T14:08:43.635714652"/>
  </office:meta>
</office:document-meta>
</file>